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73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gr8" style:family="graphic" style:parent-style-name="standard">
      <style:graphic-properties draw:stroke="none" svg:stroke-color="#000000" draw:fill="none" draw:fill-color="#ffffff" draw:auto-grow-height="true" draw:auto-grow-width="false" fo:max-height="0cm" fo:min-height="3.007cm"/>
    </style:style>
    <style:style style:name="gr9" style:family="graphic" style:parent-style-name="standard">
      <style:graphic-properties draw:stroke="none" svg:stroke-color="#000000" draw:fill="none" draw:fill-color="#ffffff" draw:auto-grow-height="true" draw:auto-grow-width="false" fo:max-height="0cm" fo:min-height="9.019cm"/>
    </style:style>
    <style:style style:name="gr10" style:family="graphic" style:parent-style-name="standard">
      <style:graphic-properties draw:stroke="none" svg:stroke-color="#000000" draw:fill="none" draw:fill-color="#ffffff" draw:auto-grow-height="true" draw:auto-grow-width="false" fo:max-height="0cm" fo:min-height="6.464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color="#ffffff"/>
      <style:text-properties fo:font-size="20pt"/>
    </style:style>
    <style:style style:name="P6" style:family="paragraph">
      <loext:graphic-properties draw:fill="none" draw:fill-color="#ffffff"/>
      <style:paragraph-properties fo:text-align="start"/>
      <style:text-properties style:font-name="Segoe UI Semibold" fo:font-size="26pt" style:font-size-asian="26pt" style:font-size-complex="26pt"/>
    </style:style>
    <style:style style:name="P7" style:family="paragraph">
      <loext:graphic-properties draw:fill="none" draw:fill-color="#ffffff"/>
      <style:paragraph-properties fo:text-align="center"/>
      <style:text-properties fo:color="#000000"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 style:family="text">
      <style:text-properties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000000" style:text-outline="false" style:text-line-through-style="none" style:text-line-through-type="none" style:text-position="super 58%" style:font-name="Segoe UI Semibold" fo:font-size="32pt" fo:language="none" fo:country="none" fo:font-style="italic" fo:text-shadow="none" style:text-underline-style="none" fo:font-weight="bold" style:letter-kerning="true" style:font-name-asian="Microsoft YaHei" style:font-size-asian="32pt" style:language-asian="none" style:country-asian="none" style:font-style-asian="italic" style:font-weight-asian="bold" style:font-name-complex="Arial1" style:font-size-complex="32pt" style:language-complex="none" style:country-complex="none" style:font-style-complex="italic"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Segoe UI Semibold" fo:font-size="32pt" fo:language="none" fo:country="none" fo:font-style="italic" fo:text-shadow="none" style:text-underline-style="none" fo:font-weight="bold" style:letter-kerning="true" style:font-name-asian="Microsoft YaHei" style:font-size-asian="32pt" style:language-asian="none" style:country-asian="none" style:font-style-asian="italic" style:font-weight-asian="bold" style:font-name-complex="Arial1" style:font-size-complex="32pt" style:language-complex="none" style:country-complex="none" style:font-style-complex="italic" style:font-weight-complex="bold"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Segoe UI Semibold" fo:font-size="26pt" fo:language="none" fo:country="none" fo:font-style="italic" fo:text-shadow="none" style:text-underline-style="none" fo:font-weight="bold" style:letter-kerning="true" style:font-name-asian="Microsoft YaHei" style:font-size-asian="32pt" style:language-asian="none" style:country-asian="none" style:font-style-asian="italic" style:font-weight-asian="bold" style:font-name-complex="Arial1" style:font-size-complex="32pt" style:language-complex="none" style:country-complex="none" style:font-style-complex="italic" style:font-weight-complex="bold" style:text-emphasize="none" style:font-relief="none" style:text-overline-style="none" style:text-overline-color="font-color"/>
    </style:style>
    <style:style style:name="T6" style:family="text">
      <style:text-properties fo:color="#000000" style:text-position="super 58%" style:font-name="Segoe UI Semibold" fo:font-size="32pt" fo:language="none" fo:country="none" fo:font-style="italic" fo:text-shadow="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7" style:family="text">
      <style:text-properties fo:color="#000000" style:font-name="Segoe UI Semibold" fo:font-size="32pt" fo:language="none" fo:country="none" fo:font-style="italic" fo:text-shadow="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8" style:family="text">
      <style:text-properties style:font-name="Segoe UI Semibold" fo:font-size="32pt" fo:language="none" fo:country="none" fo:font-style="italic" fo:text-shadow="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0.762cm">
          <draw:text-box>
            <text:p text:style-name="P1"><text:span text:style-name="T1">OLD TESTAMENT</text:span></text:p>
            <text:p text:style-name="P1"><text:span text:style-name="T2">Exodus 16:2-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4.384cm" svg:height="7.766cm" svg:x="1.756cm" svg:y="0.79cm">
          <draw:text-box>
            <text:p text:style-name="P4"><text:span text:style-name="T3">2</text:span><text:span text:style-name="T4">And the whole congregation of the people of Israel grumbled against Moses and Aaron in the wilderness,</text:span><text:span text:style-name="T5"> </text:span><text:span text:style-name="T6">3</text:span><text:span text:style-name="T7">and the people of Israel said to them, “Would that we had died by the hand of the LORD in the land of Egypt,</text:span></text:p>
          </draw:text-box>
        </draw:frame>
        <presentation:notes draw:style-name="dp2">
          <draw:page-thumbnail draw:style-name="gr2"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2" draw:layer="layout" svg:width="24.384cm" svg:height="6.263cm" svg:x="1.755cm" svg:y="0.971cm">
          <draw:text-box>
            <text:p text:style-name="P4"><text:span text:style-name="T8">when we sat by the meat pots and ate bread to the full, for you have brought us out into this wilderness to kill this whole assembly with hunger.”</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6" draw:layer="layout" svg:width="25.146cm" svg:height="7.823cm" svg:x="1.524cm" svg:y="0.813cm">
          <draw:text-box>
            <text:p text:style-name="P4"><text:span text:style-name="T6">4</text:span><text:span text:style-name="T7">Then the LORD said to Moses, “Behold, I am about to rain bread from heaven for you, and the people shall go out and gather a day's portion every day, that I may test them, whether they will walk in my law or not.</text:span></text:p>
          </draw:text-box>
        </draw:frame>
        <presentation:notes draw:style-name="dp2">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6" draw:text-style-name="P7" draw:layer="layout" svg:width="24.384cm" svg:height="4.76cm" svg:x="1.778cm" svg:y="0.813cm">
          <draw:text-box>
            <text:p text:style-name="P4"><text:span text:style-name="T6">5</text:span><text:span text:style-name="T7">On the sixth day, when they prepare what they bring in, it will be twice as much as they gather daily.”</text:span></text:p>
          </draw:text-box>
        </draw:frame>
        <presentation:notes draw:style-name="dp2">
          <draw:page-thumbnail draw:style-name="gr2"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4" draw:text-style-name="P2" draw:layer="layout" svg:width="24.384cm" svg:height="6.263cm" svg:x="1.778cm" svg:y="1.016cm">
          <draw:text-box>
            <text:p text:style-name="P4"><text:span text:style-name="T6">6</text:span><text:span text:style-name="T7">So Moses and Aaron said to all the people of Israel, “At evening you shall know that it was the LORD who brought you out of the land of Egypt,</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7" draw:text-style-name="P6" draw:layer="layout" svg:width="24.384cm" svg:height="6.604cm" svg:x="1.778cm" svg:y="1.016cm">
          <draw:text-box>
            <text:p text:style-name="P4"><text:span text:style-name="T6">7</text:span><text:span text:style-name="T7">and in the morning you shall see the glory of the LORD, because he has heard your grumbling against the LORD. For what are we, that you grumble against u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3" draw:text-style-name="P2" draw:layer="layout" svg:width="24.384cm" svg:height="7.766cm" svg:x="1.8cm" svg:y="0.906cm">
          <draw:text-box>
            <text:p text:style-name="P4"><text:span text:style-name="T6">8</text:span><text:span text:style-name="T7">And Moses said, “When the LORD gives you in the evening meat to eat and in the morning bread to the full, because the LORD has heard your grumbling that you grumble against him—what are w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8" draw:text-style-name="P2" draw:layer="layout" svg:width="24.384cm" svg:height="3.257cm" svg:x="1.8cm" svg:y="0.906cm">
          <draw:text-box>
            <text:p text:style-name="P4"><text:span text:style-name="T7">Your grumbling is not against us but against the LOR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4" draw:text-style-name="P2" draw:layer="layout" svg:width="24.384cm" svg:height="6.263cm" svg:x="1.8cm" svg:y="0.906cm">
          <draw:text-box>
            <text:p text:style-name="P4"><text:span text:style-name="T6">9</text:span><text:span text:style-name="T7">Then Moses said to Aaron, “Say to the whole congregation of the people of Israel, ‘Come near before the LORD, for he has heard your grumbling.’”</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4" draw:text-style-name="P2" draw:layer="layout" svg:width="24.384cm" svg:height="6.263cm" svg:x="1.778cm" svg:y="0.839cm">
          <draw:text-box>
            <text:p text:style-name="P4"><text:span text:style-name="T6">10</text:span><text:span text:style-name="T7">And as soon as Aaron spoke to the whole congregation of the people of Israel, they looked toward the wilderness, and behold, the glory of the LORD appeared in the cloud.</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9" draw:text-style-name="P2" draw:layer="layout" svg:width="24.384cm" svg:height="9.269cm" svg:x="1.8cm" svg:y="0.906cm">
          <draw:text-box>
            <text:p><text:span text:style-name="T6">11</text:span><text:span text:style-name="T7">And the LORD said to Moses, </text:span><text:span text:style-name="T6">12</text:span><text:span text:style-name="T7">“I have heard the grumbling of the people of Israel. Say to them, ‘At twilight you shall eat meat, and in the morning you shall be filled with bread. Then you shall know that I am the LORD your God.’”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6" draw:text-style-name="P2" draw:layer="layout" svg:width="24.384cm" svg:height="4.76cm" svg:x="1.8cm" svg:y="0.906cm">
          <draw:text-box>
            <text:p><text:span text:style-name="T6">13</text:span><text:span text:style-name="T7">In the evening quail came up and covered the camp, and in the morning dew lay around the camp.</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6" draw:text-style-name="P2" draw:layer="layout" svg:width="24.384cm" svg:height="4.76cm" svg:x="1.8cm" svg:y="0.906cm">
          <draw:text-box>
            <text:p><text:span text:style-name="T6">14</text:span><text:span text:style-name="T7">And when the dew had gone up, there was on the face of the wilderness a fine, flake-like thing, fine as frost on the ground.</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0" draw:text-style-name="P2" draw:layer="layout" svg:width="25.146cm" svg:height="6.714cm" svg:x="1.524cm" svg:y="0.906cm">
          <draw:text-box>
            <text:p text:style-name="P4"><text:span text:style-name="T6">15</text:span><text:span text:style-name="T7">When the people of Israel saw it, they said to one another, “What is it?” For they did not know what it was. And Moses said to them, “It is the bread that the LORD has given you to eat.</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1T11:29:25.781000000</meta:creation-date>
    <dc:title>Blue template</dc:title>
    <meta:editing-duration>PT3M33S</meta:editing-duration>
    <meta:editing-cycles>5</meta:editing-cycles>
    <meta:generator>LibreOffice/6.0.5.2$Windows_X86_64 LibreOffice_project/54c8cbb85f300ac59db32fe8a675ff7683cd5a16</meta:generator>
    <dc:date>2018-07-31T23:16:14.014000000</dc:date>
    <meta:document-statistic meta:object-count="66"/>
  </office:meta>
</office:document-meta>
</file>